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FD00000849BA393795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|c}&#10;A&amp;B&amp;C\\&#10;\hline&#10;0&amp;0&amp;0\\&#10;0&amp;1&amp;1\\&#10;1&amp;0&amp;0\\&#10;1&amp;1&amp;1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family="'XB Tabriz'" style:font-pitch="variable" fo:font-size="8pt" style:font-size-asian="8pt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62cm" svg:height="2.968cm" svg:x="0.783cm" svg:y="0.458cm">
          <draw:image xlink:href="Pictures/20000001000007FD00000849BA393795.svm" xlink:type="simple" xlink:show="embed" xlink:actuate="onLoad">
            <text:p/>
          </draw:image>
        </draw:frame>
        <draw:frame draw:style-name="gr2" draw:text-style-name="P3" draw:layer="layout" svg:width="4.765cm" svg:height="1.586cm" svg:x="3.304cm" svg:y="0.942cm">
          <draw:text-box>
            <text:p text:style-name="P2"><text:span text:style-name="T1">اور <text:s text:c="10"/>کی صورت میں <text:s text:c="10"/>ہے</text:span></text:p>
            <text:p text:style-name="P2"><text:span text:style-name="T1">اسی طرح</text:span></text:p>
            <text:p text:style-name="P2"><text:span text:style-name="T1"><text:s text:c="3"/></text:span><text:span text:style-name="T1">اور <text:s text:c="9"/>کی صورت میں <text:s/>بھی <text:s text:c="9"/>ہے</text:span></text:p>
          </draw:text-box>
        </draw:frame>
        <draw:frame draw:style-name="gr3" draw:layer="layout" svg:width="0.788cm" svg:height="0.308cm" svg:x="7.517cm" svg:y="1.14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789cm" svg:height="0.312cm" svg:x="6.459cm" svg:y="1.15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xml:id="id1" draw:id="id1" draw:layer="layout" svg:width="0.801cm" svg:height="0.312cm" svg:x="4.202cm" svg:y="1.171cm">
          <draw:object xlink:href="./Object 3" xlink:type="simple" xlink:show="embed" xlink:actuate="onLoad"/>
          <draw:image xlink:href="./ObjectReplacements/Object 3" xlink:type="simple" xlink:show="embed" xlink:actuate="onLoad"/>
          <draw:glue-point draw:id="4" svg:x="-2.184cm" svg:y="5cm"/>
        </draw:frame>
        <draw:frame draw:style-name="gr3" draw:layer="layout" svg:width="0.788cm" svg:height="0.308cm" svg:x="7.789cm" svg:y="2.0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789cm" svg:height="0.312cm" svg:x="6.744cm" svg:y="2.04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xml:id="id3" draw:id="id3" draw:layer="layout" svg:width="0.801cm" svg:height="0.312cm" svg:x="4.138cm" svg:y="2.074cm">
          <draw:object xlink:href="./Object 6" xlink:type="simple" xlink:show="embed" xlink:actuate="onLoad"/>
          <draw:image xlink:href="./ObjectReplacements/Object 6" xlink:type="simple" xlink:show="embed" xlink:actuate="onLoad"/>
          <draw:glue-point draw:id="4" svg:x="-2.347cm" svg:y="5cm"/>
        </draw:frame>
        <draw:custom-shape draw:style-name="gr4" draw:text-style-name="P1" xml:id="id2" draw:id="id2" draw:layer="layout" svg:width="0.787cm" svg:height="0.516cm" svg:x="2.788cm" svg:y="1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0.787cm" svg:height="0.516cm" svg:x="2.802cm" svg:y="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428cm" svg:y1="1.483cm" svg:x2="3.575cm" svg:y2="1.923cm" draw:start-shape="id1" draw:start-glue-point="4" draw:end-shape="id2" draw:end-glue-point="10" svg:d="m4428 1483c0 294-284 440-853 440">
          <text:p/>
        </draw:connector>
        <draw:connector draw:style-name="gr5" draw:text-style-name="P1" draw:layer="layout" draw:type="curve" svg:x1="4.538cm" svg:y1="2.386cm" svg:x2="3.589cm" svg:y2="3.11cm" draw:start-shape="id3" draw:start-glue-point="2" draw:end-shape="id4" draw:end-glue-point="10" svg:d="m4538 2386c0 483-316 724-949 7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3:44:42</dc:date>
    <dc:creator>kkk </dc:creator>
    <meta:editing-duration>PT17H14M31S</meta:editing-duration>
    <meta:editing-cycles>75</meta:editing-cycles>
    <meta:generator>LibreOffice/3.3$Linux LibreOffice_project/330m19$Build-401</meta:generator>
    <meta:document-statistic meta:object-count="12"/>
  </office:meta>
</office:document-meta>
</file>

<file path=Object 1/content.xml><?xml version="1.0" encoding="utf-8"?>
<math xmlns="http://www.w3.org/1998/Math/MathML">
  <semantics>
    <mrow>
      <mi>A</mi>
      <mo stretchy="false">=</mo>
      <mn>0</mn>
    </mrow>
    <annotation encoding="StarMath 5.0">A=0</annotation>
  </semantics>
</math>
</file>

<file path=Object 2/content.xml><?xml version="1.0" encoding="utf-8"?>
<math xmlns="http://www.w3.org/1998/Math/MathML">
  <semantics>
    <mrow>
      <mi>B</mi>
      <mo stretchy="false">=</mo>
      <mn>1</mn>
    </mrow>
    <annotation encoding="StarMath 5.0">B=1</annotation>
  </semantics>
</math>
</file>

<file path=Object 3/content.xml><?xml version="1.0" encoding="utf-8"?>
<math xmlns="http://www.w3.org/1998/Math/MathML">
  <semantics>
    <mrow>
      <mi>C</mi>
      <mo stretchy="false">=</mo>
      <mn>1</mn>
    </mrow>
    <annotation encoding="StarMath 5.0">C=1</annotation>
  </semantics>
</math>
</file>

<file path=Object 4/content.xml><?xml version="1.0" encoding="utf-8"?>
<math xmlns="http://www.w3.org/1998/Math/MathML">
  <semantics>
    <mrow>
      <mi>A</mi>
      <mo stretchy="false">=</mo>
      <mn>1</mn>
    </mrow>
    <annotation encoding="StarMath 5.0">A=1</annotation>
  </semantics>
</math>
</file>

<file path=Object 5/content.xml><?xml version="1.0" encoding="utf-8"?>
<math xmlns="http://www.w3.org/1998/Math/MathML">
  <semantics>
    <mrow>
      <mi>B</mi>
      <mo stretchy="false">=</mo>
      <mn>1</mn>
    </mrow>
    <annotation encoding="StarMath 5.0">B=1</annotation>
  </semantics>
</math>
</file>

<file path=Object 6/content.xml><?xml version="1.0" encoding="utf-8"?>
<math xmlns="http://www.w3.org/1998/Math/MathML">
  <semantics>
    <mrow>
      <mi>C</mi>
      <mo stretchy="false">=</mo>
      <mn>1</mn>
    </mrow>
    <annotation encoding="StarMath 5.0">C=1</annotation>
  </semantics>
</math>
</file>